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ew Century Schoolbook" svg:font-family="'New 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8in" fo:margin-left="0.0007in" fo:margin-top="0in" fo:margin-bottom="0in" table:align="left" style:writing-mode="lr-tb"/>
    </style:style>
    <style:style style:name="Table1.A" style:family="table-column">
      <style:table-column-properties style:column-width="1.2792in"/>
    </style:style>
    <style:style style:name="Table1.B" style:family="table-column">
      <style:table-column-properties style:column-width="0.8868in"/>
    </style:style>
    <style:style style:name="Table1.C" style:family="table-column">
      <style:table-column-properties style:column-width="0.3931in"/>
    </style:style>
    <style:style style:name="Table1.D" style:family="table-column">
      <style:table-column-properties style:column-width="0.0986in"/>
    </style:style>
    <style:style style:name="Table1.E" style:family="table-column">
      <style:table-column-properties style:column-width="0.5903in"/>
    </style:style>
    <style:style style:name="Table1.F" style:family="table-column">
      <style:table-column-properties style:column-width="0.2951in"/>
    </style:style>
    <style:style style:name="Table1.I" style:family="table-column">
      <style:table-column-properties style:column-width="0.0993in"/>
    </style:style>
    <style:style style:name="Table1.J" style:family="table-column">
      <style:table-column-properties style:column-width="0.0979in"/>
    </style:style>
    <style:style style:name="Table1.K" style:family="table-column">
      <style:table-column-properties style:column-width="0.2958in"/>
    </style:style>
    <style:style style:name="Table1.M" style:family="table-column">
      <style:table-column-properties style:column-width="0.3938in"/>
    </style:style>
    <style:style style:name="Table1.Q" style:family="table-column">
      <style:table-column-properties style:column-width="0.1972in"/>
    </style:style>
    <style:style style:name="Table1.R" style:family="table-column">
      <style:table-column-properties style:column-width="0.19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row-height="0.1576in" fo:keep-together="auto"/>
    </style:style>
    <style:style style:name="Table1.B3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.5" style:family="table-row">
      <style:table-row-properties style:min-row-height="0.3285in" fo:keep-together="auto"/>
    </style:style>
    <style:style style:name="Table1.6" style:family="table-row">
      <style:table-row-properties style:min-row-height="0.2799in" fo:keep-together="auto"/>
    </style:style>
    <style:style style:name="Table1.7" style:family="table-row">
      <style:table-row-properties style:min-row-height="0.1938in" fo:keep-together="auto"/>
    </style:style>
    <style:style style:name="Table1.8" style:family="table-row">
      <style:table-row-properties style:min-row-height="0.2118in" fo:keep-together="auto"/>
    </style:style>
    <style:style style:name="Table1.9" style:family="table-row">
      <style:table-row-properties style:min-row-height="0.3299in" fo:keep-together="auto"/>
    </style:style>
    <style:style style:name="Table1.11" style:family="table-row">
      <style:table-row-properties style:min-row-height="0.2757in" fo:keep-together="auto"/>
    </style:style>
    <style:style style:name="Table1.13" style:family="table-row">
      <style:table-row-properties style:min-row-height="0.1924in" fo:keep-together="always"/>
    </style:style>
    <style:style style:name="Table1.14" style:family="table-row">
      <style:table-row-properties style:min-row-height="0.1979in" fo:keep-together="auto"/>
    </style:style>
    <style:style style:name="Table1.A14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1.G14" style:family="table-cell">
      <style:table-cell-properties fo:padding-left="0.075in" fo:padding-right="0.075in" fo:padding-top="0in" fo:padding-bottom="0in" fo:border-left="none" fo:border-right="none" fo:border-top="0.5pt solid #00000a" fo:border-bottom="0.5pt solid #00000a"/>
    </style:style>
    <style:style style:name="Table1.15" style:family="table-row">
      <style:table-row-properties style:min-row-height="0.3021in" fo:keep-together="auto"/>
    </style:style>
    <style:style style:name="Table1.16" style:family="table-row">
      <style:table-row-properties style:min-row-height="0.2889in" fo:keep-together="auto"/>
    </style:style>
    <style:style style:name="Table1.17" style:family="table-row">
      <style:table-row-properties fo:keep-together="always"/>
    </style:style>
    <style:style style:name="Table1.18" style:family="table-row">
      <style:table-row-properties style:min-row-height="0.1556in" fo:keep-together="always"/>
    </style:style>
    <style:style style:name="Table1.19" style:family="table-row">
      <style:table-row-properties style:min-row-height="0.3278in" fo:keep-together="auto"/>
    </style:style>
    <style:style style:name="Table1.20" style:family="table-row">
      <style:table-row-properties fo:keep-together="always"/>
    </style:style>
    <style:style style:name="Table1.21" style:family="table-row">
      <style:table-row-properties fo:keep-together="always"/>
    </style:style>
    <style:style style:name="Table1.22" style:family="table-row">
      <style:table-row-properties fo:keep-together="always"/>
    </style:style>
    <style:style style:name="Table1.23" style:family="table-row">
      <style:table-row-properties style:min-row-height="0.4167in" fo:keep-together="auto"/>
    </style:style>
    <style:style style:name="Table1.24" style:family="table-row">
      <style:table-row-properties style:min-row-height="0.2292in" fo:keep-together="auto"/>
    </style:style>
    <style:style style:name="Table1.25" style:family="table-row">
      <style:table-row-properties style:min-row-height="0.1778in" fo:keep-together="auto"/>
    </style:style>
    <style:style style:name="Table1.26" style:family="table-row">
      <style:table-row-properties style:min-row-height="0.2201in" fo:keep-together="auto"/>
    </style:style>
    <style:style style:name="Table1.29" style:family="table-row">
      <style:table-row-properties style:min-row-height="0.1194in" fo:keep-together="auto"/>
    </style:style>
    <style:style style:name="Table1.30" style:family="table-row">
      <style:table-row-properties style:min-row-height="0.1868in" fo:keep-together="auto"/>
    </style:style>
    <style:style style:name="Table1.31" style:family="table-row">
      <style:table-row-properties style:min-row-height="0.2104in" fo:keep-together="auto"/>
    </style:style>
    <style:style style:name="Table1.36" style:family="table-row">
      <style:table-row-properties style:min-row-height="0.2486in" fo:keep-together="auto"/>
    </style:style>
    <style:style style:name="Table1.43" style:family="table-row">
      <style:table-row-properties style:min-row-height="0.2111in" fo:keep-together="auto"/>
    </style:style>
    <style:style style:name="Table1.44" style:family="table-row">
      <style:table-row-properties style:min-row-height="0.184in" fo:keep-together="auto"/>
    </style:style>
    <style:style style:name="Table2" style:family="table">
      <style:table-properties style:width="6.6806in" fo:margin-left="-0.0035in" fo:margin-top="0in" fo:margin-bottom="0in" table:align="left" style:shadow="none" style:writing-mode="lr-tb"/>
    </style:style>
    <style:style style:name="Table2.A" style:family="table-column">
      <style:table-column-properties style:column-width="3.741in"/>
    </style:style>
    <style:style style:name="Table2.B" style:family="table-column">
      <style:table-column-properties style:column-width="0.6882in"/>
    </style:style>
    <style:style style:name="Table2.C" style:family="table-column">
      <style:table-column-properties style:column-width="1.0826in"/>
    </style:style>
    <style:style style:name="Table2.D" style:family="table-column">
      <style:table-column-properties style:column-width="1.1688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2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2.B2" style:family="table-cell">
      <style:table-cell-properties style:vertical-align="middle"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2.A3" style:family="table-cell">
      <style:table-cell-properties fo:padding-left="0.0785in" fo:padding-right="0.075in" fo:padding-top="0in" fo:padding-bottom="0in" fo:border-left="0.5pt solid #00000a" fo:border-right="none" fo:border-top="none" fo:border-bottom="0.5pt solid #00000a"/>
    </style:style>
    <style:style style:name="Table2.B3" style:family="table-cell">
      <style:table-cell-properties style:vertical-align="middle" fo:padding-left="0.0785in" fo:padding-right="0.075in" fo:padding-top="0in" fo:padding-bottom="0in" fo:border-left="0.5pt solid #00000a" fo:border-right="none" fo:border-top="none" fo:border-bottom="0.5pt solid #00000a"/>
    </style:style>
    <style:style style:name="Table2.D3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A4" style:family="table-cell">
      <style:table-cell-properties fo:padding-left="0.0785in" fo:padding-right="0.075in" fo:padding-top="0in" fo:padding-bottom="0in" fo:border-left="0.5pt solid #00000a" fo:border-right="none" fo:border-top="none" fo:border-bottom="0.5pt solid #00000a"/>
    </style:style>
    <style:style style:name="Table2.A5" style:family="table-cell">
      <style:table-cell-properties fo:padding-left="0.0785in" fo:padding-right="0.075in" fo:padding-top="0in" fo:padding-bottom="0in" fo:border-left="0.5pt solid #00000a" fo:border-right="none" fo:border-top="none" fo:border-bottom="0.5pt solid #00000a"/>
    </style:style>
    <style:style style:name="Table2.A6" style:family="table-cell">
      <style:table-cell-properties fo:padding-left="0.0785in" fo:padding-right="0.075in" fo:padding-top="0in" fo:padding-bottom="0in" fo:border-left="0.5pt solid #00000a" fo:border-right="none" fo:border-top="none" fo:border-bottom="0.5pt solid #00000a"/>
    </style:style>
    <style:style style:name="Table3" style:family="table">
      <style:table-properties style:width="6.6938in" fo:margin-left="0.0007in" fo:margin-top="0in" fo:margin-bottom="0in" table:align="left" style:writing-mode="lr-tb"/>
    </style:style>
    <style:style style:name="Table3.A" style:family="table-column">
      <style:table-column-properties style:column-width="1.7715in"/>
    </style:style>
    <style:style style:name="Table3.B" style:family="table-column">
      <style:table-column-properties style:column-width="0.6896in"/>
    </style:style>
    <style:style style:name="Table3.C" style:family="table-column">
      <style:table-column-properties style:column-width="0.6889in"/>
    </style:style>
    <style:style style:name="Table3.D" style:family="table-column">
      <style:table-column-properties style:column-width="0.6in"/>
    </style:style>
    <style:style style:name="Table3.E" style:family="table-column">
      <style:table-column-properties style:column-width="0.6799in"/>
    </style:style>
    <style:style style:name="Table3.F" style:family="table-column">
      <style:table-column-properties style:column-width="0.8826in"/>
    </style:style>
    <style:style style:name="Table3.G" style:family="table-column">
      <style:table-column-properties style:column-width="1.3813in"/>
    </style:style>
    <style:style style:name="Table3.1" style:family="table-row">
      <style:table-row-properties style:min-row-height="0.2375in" fo:keep-together="always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3.2" style:family="table-row">
      <style:table-row-properties style:min-row-height="0.191in" fo:keep-together="always"/>
    </style:style>
    <style:style style:name="P1" style:family="paragraph" style:parent-style-name="Standard">
      <style:text-properties fo:font-size="6pt" style:font-size-asian="6pt"/>
    </style:style>
    <style:style style:name="P2" style:family="paragraph" style:parent-style-name="Standard">
      <style:paragraph-properties fo:text-align="end" style:justify-single-word="false"/>
      <style:text-properties fo:font-size="6pt" style:font-size-asian="6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7" style:family="paragraph" style:parent-style-name="Standard">
      <style:text-properties fo:font-size="12pt" officeooo:rsid="00037346" officeooo:paragraph-rsid="00037346" fo:background-color="transparent" style:font-size-asian="12pt"/>
    </style:style>
    <style:style style:name="P8" style:family="paragraph" style:parent-style-name="Standard">
      <style:text-properties fo:font-size="12pt" officeooo:rsid="00037346" officeooo:paragraph-rsid="00037346" fo:background-color="transparent" style:font-size-asian="12pt" style:font-size-complex="12pt"/>
    </style:style>
    <style:style style:name="P9" style:family="paragraph" style:parent-style-name="Standard">
      <style:text-properties fo:font-size="12pt" officeooo:paragraph-rsid="00053260" fo:background-color="transparent" style:font-size-asian="12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size="8pt" style:font-size-asian="8pt"/>
    </style:style>
    <style:style style:name="P12" style:family="paragraph" style:parent-style-name="Standard">
      <style:text-properties fo:font-size="19pt" style:font-size-asian="19pt"/>
    </style:style>
    <style:style style:name="P13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14" style:family="paragraph" style:parent-style-name="Standard">
      <style:text-properties fo:font-size="7pt" style:font-size-asian="7pt"/>
    </style:style>
    <style:style style:name="P15" style:family="paragraph" style:parent-style-name="Standard">
      <style:paragraph-properties fo:text-align="end" style:justify-single-word="false"/>
      <style:text-properties fo:font-size="9pt" style:font-size-asian="9pt"/>
    </style:style>
    <style:style style:name="P16" style:family="paragraph" style:parent-style-name="Standard">
      <style:text-properties fo:background-color="transparent"/>
    </style:style>
    <style:style style:name="P17" style:family="paragraph" style:parent-style-name="Standard">
      <style:text-properties officeooo:paragraph-rsid="00053260" fo:background-color="transparent"/>
    </style:style>
    <style:style style:name="P18" style:family="paragraph" style:parent-style-name="Standard">
      <style:paragraph-properties fo:margin-top="0.0835in" fo:margin-bottom="0in" loext:contextual-spacing="false" fo:text-align="center" style:justify-single-word="false"/>
    </style:style>
    <style:style style:name="P19" style:family="paragraph" style:parent-style-name="Standard">
      <style:paragraph-properties fo:margin-left="-0.0752in" fo:margin-right="-0.0752in" fo:text-indent="0in" style:auto-text-indent="false"/>
    </style:style>
    <style:style style:name="P20" style:family="paragraph" style:parent-style-name="Standard">
      <style:paragraph-properties fo:margin-left="0.0236in" fo:margin-right="0in" fo:text-align="center" style:justify-single-word="false" fo:text-indent="-0.0236in" style:auto-text-indent="false"/>
    </style:style>
    <style:style style:name="P21" style:family="paragraph" style:parent-style-name="Standard">
      <style:paragraph-properties fo:margin-top="0.028in" fo:margin-bottom="0.028in" loext:contextual-spacing="false"/>
      <style:text-properties fo:font-size="1pt" style:font-size-asian="1pt"/>
    </style:style>
    <style:style style:name="P22" style:family="paragraph" style:parent-style-name="Standard">
      <style:paragraph-properties fo:margin-top="0.028in" fo:margin-bottom="0.028in" loext:contextual-spacing="false"/>
      <style:text-properties fo:font-size="2pt" style:font-size-asian="2pt"/>
    </style:style>
    <style:style style:name="P23" style:family="paragraph" style:parent-style-name="Standard">
      <style:paragraph-properties fo:margin-top="0.028in" fo:margin-bottom="0.028in" loext:contextual-spacing="false"/>
      <style:text-properties fo:background-color="transparent"/>
    </style:style>
    <style:style style:name="P24" style:family="paragraph" style:parent-style-name="Standard">
      <style:paragraph-properties fo:margin-top="0.028in" fo:margin-bottom="0.028in" loext:contextual-spacing="false" fo:text-align="justify" style:justify-single-word="false"/>
      <style:text-properties fo:background-color="transparent"/>
    </style:style>
    <style:style style:name="P25" style:family="paragraph" style:parent-style-name="Standard">
      <style:paragraph-properties fo:margin-left="0in" fo:margin-right="0in" fo:text-indent="0.0984in" style:auto-text-indent="false"/>
      <style:text-properties fo:font-size="8pt" style:font-size-asian="8pt"/>
    </style:style>
    <style:style style:name="P26" style:family="paragraph" style:parent-style-name="Обычный1">
      <style:paragraph-properties fo:margin-left="-0.0752in" fo:margin-right="0in" fo:text-align="justify" style:justify-single-word="false" fo:text-indent="0in" style:auto-text-indent="false"/>
    </style:style>
    <style:style style:name="P27" style:family="paragraph" style:parent-style-name="Standard">
      <style:text-properties fo:font-size="12pt" style:font-size-asian="12pt"/>
    </style:style>
    <style:style style:name="P28" style:family="paragraph" style:parent-style-name="Standard">
      <style:paragraph-properties fo:text-align="end" style:justify-single-word="false"/>
      <style:text-properties fo:font-size="12pt" style:font-size-asian="12pt"/>
    </style:style>
    <style:style style:name="P29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30" style:family="paragraph" style:parent-style-name="Standard">
      <style:paragraph-properties fo:text-align="center" style:justify-single-word="false"/>
      <style:text-properties fo:font-size="12pt" officeooo:rsid="00037346" officeooo:paragraph-rsid="00037346" style:font-size-asian="12pt"/>
    </style:style>
    <style:style style:name="P31" style:family="paragraph" style:parent-style-name="Standard">
      <style:paragraph-properties fo:text-align="center" style:justify-single-word="false"/>
      <style:text-properties fo:font-size="12pt" officeooo:rsid="00037346" officeooo:paragraph-rsid="00037346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fo:font-size="12pt" officeooo:rsid="000b98ae" officeooo:paragraph-rsid="000b98a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fo:font-size="12pt" officeooo:rsid="000d303f" officeooo:paragraph-rsid="000d303f" style:font-size-asian="12pt" style:font-size-complex="12pt"/>
    </style:style>
    <style:style style:name="P35" style:family="paragraph" style:parent-style-name="Standard">
      <style:text-properties fo:font-size="12pt" officeooo:rsid="000d303f" officeooo:paragraph-rsid="000d303f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fo:font-size="12pt" officeooo:rsid="000dc48a" officeooo:paragraph-rsid="000dc48a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38" style:family="paragraph" style:parent-style-name="Standard">
      <style:text-properties fo:font-size="12pt" fo:background-color="transparent" style:font-size-asian="12pt"/>
    </style:style>
    <style:style style:name="P39" style:family="paragraph" style:parent-style-name="Standard">
      <style:text-properties fo:font-size="12pt" officeooo:rsid="000d303f" officeooo:paragraph-rsid="000d303f" fo:background-color="transparent" style:font-size-asian="12pt" style:font-size-complex="12pt"/>
    </style:style>
    <style:style style:name="P40" style:family="paragraph" style:parent-style-name="Standard">
      <style:text-properties fo:font-size="12pt" fo:letter-spacing="0.0028in" officeooo:rsid="00053260" officeooo:paragraph-rsid="00053260" fo:background-color="transparent" style:font-size-asian="12pt"/>
    </style:style>
    <style:style style:name="P41" style:family="paragraph" style:parent-style-name="Standard">
      <style:text-properties fo:font-size="12pt" fo:background-color="#ffff00" style:font-size-asian="12pt"/>
    </style:style>
    <style:style style:name="P42" style:family="paragraph" style:parent-style-name="Standard">
      <style:text-properties fo:text-transform="uppercase" fo:font-size="12pt" fo:font-style="italic" style:font-size-asian="12pt" style:font-style-asian="italic"/>
    </style:style>
    <style:style style:name="P43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fo:color="#c00000" fo:font-size="12pt" fo:font-style="italic" style:font-size-asian="12pt" style:font-style-asian="italic"/>
    </style:style>
    <style:style style:name="P45" style:family="paragraph" style:parent-style-name="Standard">
      <style:text-properties officeooo:rsid="000b98ae" officeooo:paragraph-rsid="000b98ae" fo:background-color="transparent"/>
    </style:style>
    <style:style style:name="P46" style:family="paragraph" style:parent-style-name="Standard">
      <style:text-properties officeooo:rsid="00053260" officeooo:paragraph-rsid="00053260" fo:background-color="transparent"/>
    </style:style>
    <style:style style:name="P47" style:family="paragraph" style:parent-style-name="Standard">
      <style:text-properties fo:font-variant="normal" fo:text-transform="none" fo:color="#222222" style:font-name="Times New Roman" fo:font-size="12pt" fo:letter-spacing="normal" fo:font-style="normal" fo:font-weight="normal" fo:background-color="transparent" style:font-size-asian="12pt" style:font-size-complex="12pt"/>
    </style:style>
    <style:style style:name="P48" style:family="paragraph" style:parent-style-name="Standard">
      <style:text-properties fo:font-variant="normal" fo:text-transform="none" fo:color="#222222" style:font-name="Times New Roman" fo:font-size="12pt" fo:letter-spacing="normal" fo:font-style="normal" fo:font-weight="normal" officeooo:rsid="000d303f" officeooo:paragraph-rsid="000d303f" fo:background-color="transparent" style:font-size-asian="12pt" style:font-size-complex="12pt"/>
    </style:style>
    <style:style style:name="P49" style:family="paragraph" style:parent-style-name="Standard">
      <style:paragraph-properties fo:text-align="center" style:justify-single-word="false"/>
    </style:style>
    <style:style style:name="P50" style:family="paragraph" style:parent-style-name="Standard">
      <style:paragraph-properties fo:margin-left="-0.0299in" fo:margin-right="0in" fo:text-indent="0.0299in" style:auto-text-indent="false"/>
      <style:text-properties fo:font-size="12pt" style:font-size-asian="12pt"/>
    </style:style>
    <style:style style:name="P51" style:family="paragraph" style:parent-style-name="Standard">
      <style:paragraph-properties fo:margin-left="0in" fo:margin-right="0in" fo:text-indent="-0.0752in" style:auto-text-indent="false"/>
      <style:text-properties fo:font-size="12pt" style:font-size-asian="12pt"/>
    </style:style>
    <style:style style:name="P52" style:family="paragraph" style:parent-style-name="Standard">
      <style:paragraph-properties fo:margin-top="0.028in" fo:margin-bottom="0.028in" loext:contextual-spacing="false"/>
      <style:text-properties fo:font-size="12pt" style:font-size-asian="12pt"/>
    </style:style>
    <style:style style:name="P53" style:family="paragraph" style:parent-style-name="Standard">
      <style:paragraph-properties fo:margin-top="0.028in" fo:margin-bottom="0.028in" loext:contextual-spacing="false"/>
      <style:text-properties fo:font-size="12pt" fo:letter-spacing="-0.0016in" officeooo:rsid="000b98ae" officeooo:paragraph-rsid="000b98ae" fo:background-color="transparent" style:font-size-asian="12pt"/>
    </style:style>
    <style:style style:name="P54" style:family="paragraph" style:parent-style-name="Standard">
      <style:paragraph-properties fo:margin-top="0.028in" fo:margin-bottom="0.028in" loext:contextual-spacing="false"/>
      <style:text-properties fo:font-size="12pt" fo:background-color="transparent" style:font-size-asian="12pt"/>
    </style:style>
    <style:style style:name="P55" style:family="paragraph" style:parent-style-name="Standard">
      <style:paragraph-properties fo:margin-top="0.028in" fo:margin-bottom="0.028in" loext:contextual-spacing="false" fo:text-align="justify" style:justify-single-word="false"/>
      <style:text-properties fo:font-size="12pt" fo:background-color="transparent" style:font-size-asian="12pt"/>
    </style:style>
    <style:style style:name="P56" style:family="paragraph" style:parent-style-name="Standard">
      <style:paragraph-properties fo:margin-top="0.028in" fo:margin-bottom="0.028in" loext:contextual-spacing="false"/>
      <style:text-properties officeooo:rsid="000b98ae" officeooo:paragraph-rsid="000b98ae"/>
    </style:style>
    <style:style style:name="P57" style:family="paragraph" style:parent-style-name="Standard">
      <style:paragraph-properties fo:margin-top="0.028in" fo:margin-bottom="0.028in" loext:contextual-spacing="false"/>
      <style:text-properties officeooo:rsid="000b98ae" officeooo:paragraph-rsid="000b98ae" fo:background-color="transparent"/>
    </style:style>
    <style:style style:name="P58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font-size="12pt" style:font-size-asian="12pt" style:font-size-complex="12pt"/>
    </style:style>
    <style:style style:name="P59" style:family="paragraph" style:parent-style-name="Standard">
      <style:paragraph-properties fo:margin-left="0in" fo:margin-right="-0.0752in" fo:text-indent="0in" style:auto-text-indent="false"/>
      <style:text-properties fo:font-size="12pt" officeooo:paragraph-rsid="000d303f" style:font-size-asian="12pt" style:font-size-complex="12pt"/>
    </style:style>
    <style:style style:name="P60" style:family="paragraph" style:parent-style-name="Standard">
      <style:paragraph-properties fo:margin-left="0in" fo:margin-right="0in" fo:margin-top="0.028in" fo:margin-bottom="0.028in" loext:contextual-spacing="false" fo:text-indent="0.3193in" style:auto-text-indent="false"/>
      <style:text-properties fo:background-color="transparent"/>
    </style:style>
    <style:style style:name="P61" style:family="paragraph" style:parent-style-name="Heading_20_3">
      <style:paragraph-properties fo:margin-left="0.0236in" fo:margin-right="0in" fo:text-align="center" style:justify-single-word="false" fo:text-indent="-0.0236in" style:auto-text-indent="false"/>
      <style:text-properties fo:font-size="12pt" fo:language="ru" fo:country="RU" officeooo:rsid="00037346" officeooo:paragraph-rsid="00037346" fo:background-color="transparent" style:font-size-asian="12pt"/>
    </style:style>
    <style:style style:name="P62" style:family="paragraph" style:parent-style-name="Heading_20_4">
      <style:paragraph-properties fo:text-align="start" style:justify-single-word="false"/>
      <style:text-properties fo:font-size="12pt" officeooo:rsid="00037346" officeooo:paragraph-rsid="00037346" fo:background-color="transparent" style:font-size-asian="12pt"/>
    </style:style>
    <style:style style:name="P63" style:family="paragraph" style:parent-style-name="Text_20_body_20_indent" style:master-page-name="Standard">
      <style:paragraph-properties fo:text-align="center" style:justify-single-word="false" style:page-number="auto">
        <style:tab-stops>
          <style:tab-stop style:position="0.7874in"/>
        </style:tab-stops>
      </style:paragraph-properties>
      <style:text-properties fo:font-size="11pt" style:font-size-asian="11pt"/>
    </style:style>
    <style:style style:name="P64" style:family="paragraph" style:parent-style-name="Normal1">
      <style:text-properties officeooo:paragraph-rsid="000d303f" style:font-size-complex="12pt"/>
    </style:style>
    <style:style style:name="P65" style:family="paragraph" style:parent-style-name="Обычный1">
      <style:paragraph-properties fo:margin-top="0.028in" fo:margin-bottom="0.028in" loext:contextual-spacing="false"/>
      <style:text-properties fo:background-color="#ffff00"/>
    </style:style>
    <style:style style:name="P66" style:family="paragraph" style:parent-style-name="Обычный1">
      <style:paragraph-properties fo:margin-top="0.028in" fo:margin-bottom="0.028in" loext:contextual-spacing="false" fo:line-height="120%"/>
      <style:text-properties officeooo:rsid="000b98ae" officeooo:paragraph-rsid="000b98ae" fo:background-color="transparent"/>
    </style:style>
    <style:style style:name="P67" style:family="paragraph" style:parent-style-name="Обычный1">
      <style:paragraph-properties fo:text-align="center" style:justify-single-word="false"/>
      <style:text-properties fo:color="#c00000" fo:font-style="italic" style:font-style-asian="italic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language="en" fo:country="US" style:font-size-asian="11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d303f" style:font-size-asian="12pt" style:font-size-complex="12pt"/>
    </style:style>
    <style:style style:name="T6" style:family="text">
      <style:text-properties fo:font-size="12pt" officeooo:rsid="00037346" style:font-size-asian="12pt"/>
    </style:style>
    <style:style style:name="T7" style:family="text">
      <style:text-properties fo:font-size="12pt" officeooo:rsid="00053260" style:font-size-asian="12pt"/>
    </style:style>
    <style:style style:name="T8" style:family="text">
      <style:text-properties fo:font-size="12pt" officeooo:rsid="0005b8b6" style:font-size-asian="12pt"/>
    </style:style>
    <style:style style:name="T9" style:family="text">
      <style:text-properties fo:font-size="12pt" officeooo:rsid="000b98ae" style:font-size-asian="12pt"/>
    </style:style>
    <style:style style:name="T10" style:family="text">
      <style:text-properties fo:font-size="12pt" officeooo:rsid="00126f73" style:font-size-asian="12pt"/>
    </style:style>
    <style:style style:name="T11" style:family="text">
      <style:text-properties fo:font-size="12pt" fo:language="en" fo:country="US" style:font-size-asian="12pt"/>
    </style:style>
    <style:style style:name="T12" style:family="text">
      <style:text-properties fo:font-size="12pt" fo:language="en" fo:country="US" fo:background-color="transparent" loext:char-shading-value="0" style:font-size-asian="12pt"/>
    </style:style>
    <style:style style:name="T13" style:family="text">
      <style:text-properties fo:font-size="12pt" fo:language="en" fo:country="US" officeooo:rsid="0005b8b6" fo:background-color="transparent" loext:char-shading-value="0" style:font-size-asian="12pt"/>
    </style:style>
    <style:style style:name="T14" style:family="text">
      <style:text-properties fo:font-size="12pt" fo:letter-spacing="-0.0016in" style:font-size-asian="12pt"/>
    </style:style>
    <style:style style:name="T15" style:family="text">
      <style:text-properties fo:font-size="12pt" fo:letter-spacing="-0.0016in" officeooo:rsid="000b98ae" style:font-size-asian="12pt"/>
    </style:style>
    <style:style style:name="T16" style:family="text">
      <style:text-properties fo:font-size="12pt" fo:letter-spacing="-0.0016in" officeooo:rsid="0005b8b6" style:font-size-asian="12pt"/>
    </style:style>
    <style:style style:name="T17" style:family="text">
      <style:text-properties fo:font-size="12pt" fo:letter-spacing="0.0028in" style:font-size-asian="12pt"/>
    </style:style>
    <style:style style:name="T18" style:family="text">
      <style:text-properties fo:font-size="12pt" fo:letter-spacing="0.0028in" officeooo:rsid="00053260" style:font-size-asian="12pt"/>
    </style:style>
    <style:style style:name="T19" style:family="text">
      <style:text-properties fo:font-size="12pt" fo:font-weight="normal" fo:background-color="#ffffff" loext:char-shading-value="0" style:font-size-asian="12pt" style:font-weight-asian="normal" style:font-size-complex="12pt"/>
    </style:style>
    <style:style style:name="T20" style:family="text">
      <style:text-properties fo:font-size="12pt" fo:font-weight="normal" officeooo:rsid="000dc48a" fo:background-color="#ffffff" loext:char-shading-value="0" style:font-size-asian="12pt" style:font-weight-asian="normal" style:font-size-complex="12pt"/>
    </style:style>
    <style:style style:name="T21" style:family="text">
      <style:text-properties fo:font-size="12pt" fo:font-weight="normal" officeooo:rsid="000f40b5" fo:background-color="#ffffff" loext:char-shading-value="0" style:font-size-asian="12pt" style:font-weight-asian="normal" style:font-size-complex="12pt"/>
    </style:style>
    <style:style style:name="T22" style:family="text">
      <style:text-properties fo:font-size="12pt" fo:font-weight="normal" officeooo:rsid="001007c2" fo:background-color="#ffffff" loext:char-shading-value="0" style:font-size-asian="12pt" style:font-weight-asian="normal" style:font-size-complex="12pt"/>
    </style:style>
    <style:style style:name="T23" style:family="text">
      <style:text-properties fo:font-size="12pt" fo:font-weight="normal" officeooo:rsid="0014bca6" fo:background-color="#ffffff" loext:char-shading-value="0" style:font-size-asian="12pt" style:font-weight-asian="normal" style:font-size-complex="12pt"/>
    </style:style>
    <style:style style:name="T24" style:family="text">
      <style:text-properties fo:font-size="12pt" fo:background-color="transparent" loext:char-shading-value="0" style:font-size-asian="12pt"/>
    </style:style>
    <style:style style:name="T25" style:family="text">
      <style:text-properties fo:font-size="12pt" officeooo:rsid="0005b8b6" fo:background-color="transparent" loext:char-shading-value="0" style:font-size-asian="12pt"/>
    </style:style>
    <style:style style:name="T26" style:family="text">
      <style:text-properties fo:font-size="12pt" officeooo:rsid="001437b5" fo:background-color="transparent" loext:char-shading-value="0" style:font-size-asian="12pt"/>
    </style:style>
    <style:style style:name="T27" style:family="text">
      <style:text-properties officeooo:rsid="000d303f"/>
    </style:style>
    <style:style style:name="T28" style:family="text">
      <style:text-properties officeooo:rsid="000f40b5"/>
    </style:style>
    <style:style style:name="T29" style:family="text">
      <style:text-properties officeooo:rsid="0014bca6"/>
    </style:style>
    <style:style style:name="T30" style:family="text">
      <style:text-properties officeooo:rsid="001692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Министерство образования Республики Беларус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F"/>
        <table:table-column table:style-name="Table1.I"/>
        <table:table-column table:style-name="Table1.J"/>
        <table:table-column table:style-name="Table1.K"/>
        <table:table-column table:style-name="Table1.J"/>
        <table:table-column table:style-name="Table1.M"/>
        <table:table-column table:style-name="Table1.D"/>
        <table:table-column table:style-name="Table1.J"/>
        <table:table-column table:style-name="Table1.M"/>
        <table:table-column table:style-name="Table1.Q"/>
        <table:table-column table:style-name="Table1.R"/>
        <table:table-column table:style-name="Table1.I"/>
        <table:table-column table:style-name="Table1.C"/>
        <table:table-column table:style-name="Table1.K"/>
        <table:table-row table:style-name="Table1.1">
          <table:table-cell table:style-name="Table1.A1" table:number-columns-spanned="21" office:value-type="string">
            <text:p text:style-name="P18"><text:span text:style-name="T1">Учреждение образования<text:line-break/></text:span>БЕЛОРУССКИЙ ГОСУДАРСТВЕННЫЙ УНИВЕРСИТЕТ ИНФОРМАТИКИ И РАДИОЭЛЕКТРОНИ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1" office:value-type="string">
            <text:p text:style-name="Обычный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Факультет <text:s text:c="15"/></text:p>
          </table:table-cell>
          <table:table-cell table:style-name="Table1.B3" table:number-columns-spanned="4" office:value-type="string">
            <text:p text:style-name="P4">ИТиУ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4">Кафедра</text:p>
          </table:table-cell>
          <table:covered-table-cell/>
          <table:covered-table-cell/>
          <table:covered-table-cell/>
          <table:table-cell table:style-name="Table1.B3" table:number-columns-spanned="12" office:value-type="string">
            <text:p text:style-name="P4">ИТА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Специальность</text:p>
          </table:table-cell>
          <table:table-cell table:style-name="Table1.B3" table:number-columns-spanned="4" office:value-type="string">
            <text:p text:style-name="P4">1-53 01 02</text:p>
          </table:table-cell>
          <table:covered-table-cell/>
          <table:covered-table-cell/>
          <table:covered-table-cell/>
          <table:table-cell table:style-name="Table1.A1" table:number-columns-spanned="7" office:value-type="string">
            <text:p text:style-name="P4">Специализац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columns-spanned="9" office:value-type="string">
            <text:p text:style-name="P4">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1" office:value-type="string">
            <text:p text:style-name="P2"/>
            <text:p text:style-name="P28">УТВЕРЖДА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11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4">Зав. кафедрой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11" office:value-type="string">
            <text:p text:style-name="P28">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columns-spanned="2" office:value-type="string">
            <text:p text:style-name="P29">2</text:p>
          </table:table-cell>
          <table:covered-table-cell/>
          <table:table-cell table:style-name="Table1.A1" table:number-columns-spanned="2" office:value-type="string">
            <text:p text:style-name="P4">»</text:p>
          </table:table-cell>
          <table:covered-table-cell/>
          <table:table-cell table:style-name="Table1.B3" table:number-columns-spanned="4" office:value-type="string">
            <text:p text:style-name="P4"><text:s/>февраля</text:p>
          </table:table-cell>
          <table:covered-table-cell/>
          <table:covered-table-cell/>
          <table:covered-table-cell/>
          <table:table-cell table:style-name="Table1.B3" office:value-type="string">
            <text:p text:style-name="P19"><text:span text:style-name="T11">20</text:span><text:span text:style-name="T3">1</text:span><text:span text:style-name="T6">6</text:span><text:span text:style-name="T3"> <text:s text:c="2"/></text:span></text:p>
          </table:table-cell>
          <table:table-cell table:style-name="Table1.A1" office:value-type="string">
            <text:p text:style-name="P4">г.</text:p>
          </table:table-cell>
        </table:table-row>
        <table:table-row table:style-name="Table1.8">
          <table:table-cell table:style-name="Table1.A1" table:number-columns-spanned="21" office:value-type="string">
            <text:p text:style-name="P10"/>
            <text:p text:style-name="P37"><text:bookmark-start text:name="_Toc246409745"/>ЗАДАНИЕ<text:bookmark-end text:name="_Toc24640974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21" office:value-type="string">
            <text:p text:style-name="P37"><text:bookmark-start text:name="_Toc246409746"/>по дипломному проекту (работе) студента<text:bookmark-end text:name="_Toc24640974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3" table:number-columns-spanned="21" office:value-type="string">
            <text:h text:style-name="P61" text:outline-level="3">Будного Романа Игоревича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21" office:value-type="string">
            <text:p text:style-name="P20"><text:span text:style-name="T1">(фамилия</text:span><text:span text:style-name="T2">, </text:span><text:span text:style-name="T1">имя</text:span><text:span text:style-name="T2">, </text:span><text:span text:style-name="T1">отчество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8"><text:s text:c="3"/>1 Тема проекта (работы):</text:p>
          </table:table-cell>
          <table:covered-table-cell/>
          <table:table-cell table:style-name="Table1.B3" table:number-columns-spanned="19" office:value-type="string">
            <text:h text:style-name="P62" text:outline-level="4">Программный модуль учета персональной финансовой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" table:number-columns-spanned="21" office:value-type="string">
            <text:p text:style-name="P7">информ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5" office:value-type="string">
            <text:p text:style-name="P4">утверждена приказом по университету от</text:p>
          </table:table-cell>
          <table:covered-table-cell/>
          <table:covered-table-cell/>
          <table:covered-table-cell/>
          <table:covered-table-cell/>
          <table:table-cell table:style-name="Table1.A14" office:value-type="string">
            <text:p text:style-name="P50">«</text:p>
          </table:table-cell>
          <table:table-cell table:style-name="Table1.G14" table:number-columns-spanned="2" office:value-type="string">
            <text:p text:style-name="P30">2</text:p>
          </table:table-cell>
          <table:covered-table-cell/>
          <table:table-cell table:style-name="Table1.A14" table:number-columns-spanned="2" office:value-type="string">
            <text:p text:style-name="P4">»</text:p>
          </table:table-cell>
          <table:covered-table-cell/>
          <table:table-cell table:style-name="Table1.G14" table:number-columns-spanned="4" office:value-type="string">
            <text:p text:style-name="P30">февраля</text:p>
          </table:table-cell>
          <table:covered-table-cell/>
          <table:covered-table-cell/>
          <table:covered-table-cell/>
          <table:table-cell table:style-name="Table1.A14" table:number-columns-spanned="3" office:value-type="string">
            <text:p text:style-name="P10"><text:span text:style-name="T11">20</text:span><text:span text:style-name="T3">1</text:span><text:span text:style-name="T6">6</text:span><text:span text:style-name="T3"> г.</text:span></text:p>
          </table:table-cell>
          <table:covered-table-cell/>
          <table:covered-table-cell/>
          <table:table-cell table:style-name="Table1.A14" office:value-type="string">
            <text:p text:style-name="P51">№</text:p>
          </table:table-cell>
          <table:table-cell table:style-name="Table1.G14" table:number-columns-spanned="3" office:value-type="string">
            <text:p text:style-name="P8">207-с</text:p>
          </table:table-cell>
          <table:covered-table-cell/>
          <table:covered-table-cell/>
        </table:table-row>
        <table:table-row table:style-name="Table1.15">
          <table:table-cell table:style-name="Table1.A1" table:number-columns-spanned="7" office:value-type="string">
            <text:p text:style-name="P1"/>
            <text:p text:style-name="P4"><text:s text:c="3"/>2 Срок сдачи студентом законченной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columns-spanned="14" office:value-type="string">
            <text:p text:style-name="P1"/>
            <text:p text:style-name="P4">1 июня 201<text:span text:style-name="T30">6</text:span> г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" table:number-columns-spanned="3" office:value-type="string">
            <text:p text:style-name="P21"/>
            <text:p text:style-name="P52"><text:s text:c="3"/>3 Исходные данные к проекту:</text:p>
          </table:table-cell>
          <table:covered-table-cell/>
          <table:covered-table-cell/>
          <table:table-cell table:style-name="Table1.B3" table:number-columns-spanned="18" office:value-type="string">
            <text:p text:style-name="P22"/>
            <text:p text:style-name="P56"><text:span text:style-name="T3">Модуль должен выполнять следующие функции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B3" table:number-columns-spanned="21" office:value-type="string">
            <text:p text:style-name="P57"><text:span text:style-name="T3"><text:s/>- </text:span><text:span text:style-name="T10">выполнять хранение финансовых данных пользователя;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table-cell table:style-name="Table1.G14" table:number-columns-spanned="21" office:value-type="string">
            <text:p text:style-name="P66"><text:s/>- представлять стастистику на основании накопленных данных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4" table:number-columns-spanned="21" office:value-type="string">
            <text:p text:style-name="P45"><text:span text:style-name="T3">Мобильное устройство с установленной опреационной системой Android 4.0.x и выше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0">
          <table:table-cell table:style-name="Table1.G14" table:number-columns-spanned="21" office:value-type="string">
            <text:p text:style-name="P60"><text:span text:style-name="T3">Назначение разработки: <text:s/></text:span><text:span text:style-name="T9">выполнение учета и представления персональных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G14" table:number-columns-spanned="21" office:value-type="string">
            <text:p text:style-name="P53">финансовых данных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table-cell table:style-name="Table1.G14" table:number-columns-spanned="21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14" table:number-columns-spanned="21" office:value-type="string">
            <text:p text:style-name="P25"/>
            <text:p text:style-name="P26"><text:s text:c="4"/>4 Содержание пояснительной записки (перечень подлежащих разработке вопросов)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B3" table:number-columns-spanned="21" office:value-type="string">
            <text:p text:style-name="P55"><text:s text:c="3"/>Введение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5">
          <table:table-cell table:style-name="Table1.G14" table:number-columns-spanned="21" office:value-type="string">
            <text:p text:style-name="P24"><text:span text:style-name="T3"><text:s text:c="3"/>1 </text:span><text:span text:style-name="T6">Системное описание предметной области и постановка задачи</text:span><text:span text:style-name="T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G14" table:number-columns-spanned="21" office:value-type="string">
            <text:p text:style-name="P24"><text:span text:style-name="T3"><text:s text:c="3"/>2 </text:span><text:span text:style-name="T6">Проектирование программного модуля</text:span><text:span text:style-name="T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G14" table:number-columns-spanned="21" office:value-type="string">
            <text:p text:style-name="P24"><text:span text:style-name="T3"><text:s text:c="3"/>3 </text:span><text:span text:style-name="T7">Реализация программного модуля.</text:span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G14" table:number-columns-spanned="21" office:value-type="string">
            <text:p text:style-name="P23"><text:span text:style-name="T3"><text:s text:c="3"/>4 </text:span><text:span text:style-name="T7">Технико-экономическое обоснование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G14" table:number-columns-spanned="21" office:value-type="string">
            <text:p text:style-name="P54"><text:s text:c="4"/>Заключ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1" table:number-columns-spanned="21" office:value-type="string">
            <text:p text:style-name="P4"><text:s text:c="4"/>5 Перечень графического материала (с точным указанием обязательных чертежей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1">
          <table:table-cell table:style-name="Table1.B3" table:number-columns-spanned="21" office:value-type="string">
            <text:p text:style-name="P16"><text:span text:style-name="T3"><text:s text:c="4"/></text:span><text:span text:style-name="T7">Структура программного модуля</text:span><text:span text:style-name="T3"> (</text:span><text:span text:style-name="T7">ПЛ</text:span><text:span text:style-name="T3">) – формат А1, лист 1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G14" table:number-columns-spanned="21" office:value-type="string">
            <text:p text:style-name="P16"><text:span text:style-name="T3"><text:s text:c="4"/></text:span><text:span text:style-name="T7">Реализация программного модуля</text:span><text:span text:style-name="T3"> (</text:span><text:span text:style-name="T7">ПЛ</text:span><text:span text:style-name="T3">) – формат А1, лист 1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G14" table:number-columns-spanned="21" office:value-type="string">
            <text:p text:style-name="P16"><text:span text:style-name="T17"><text:s text:c="4"/></text:span><text:span text:style-name="T18">Пользовательский интерфейс (ПЛ), формат А1, лист 1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G14" table:number-columns-spanned="21" office:value-type="string">
            <text:p text:style-name="P16"><text:span text:style-name="T3"><text:s text:c="4"/></text:span><text:span text:style-name="T7">Реализация пользовательского интерфейса</text:span><text:span text:style-name="T3"> (П</text:span><text:span text:style-name="T7">Л</text:span><text:span text:style-name="T3">), формат А1, лист 1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G14" table:number-columns-spanned="21" office:value-type="string">
            <text:p text:style-name="P17"><text:span text:style-name="T17"><text:s text:c="4"/></text:span><text:span text:style-name="T18">Схема алгоритма построения модели распознавания числовых данных (ПД), <text:s/></text:span><text:span text:style-name="T3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G14" table:number-columns-spanned="21" office:value-type="string">
            <text:p text:style-name="P40"><text:s text:c="4"/>формат А1, лист 1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G14" table:number-columns-spanned="21" office:value-type="string">
            <text:p text:style-name="P40"><text:s text:c="4"/>Схема алгоритма распознавания числовых данных (ПД), формат А1, лист 1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3" table:number-columns-spanned="21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3" table:number-columns-spanned="21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table:number-columns-spanned="21" office:value-type="string">
            <text:p text:style-name="P4"/>
            <text:p text:style-name="P4"><text:s text:c="4"/>6 Содержание задания по технико-экономическому обоснованию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3" table:number-columns-spanned="21" office:value-type="string">
            <text:p text:style-name="P46"><text:span text:style-name="T14">Оценка </text:span><text:span text:style-name="T15">величины </text:span><text:span text:style-name="T14">затрат на разработ</text:span><text:span text:style-name="T16">к</text:span><text:span text:style-name="T15">у</text:span><text:span text:style-name="T16"> </text:span><text:span text:style-name="T14">программного модуля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G14" table:number-columns-spanned="21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3">
          <table:table-cell table:style-name="Table1.G14" table:number-columns-spanned="21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4">
          <table:table-cell table:style-name="Table1.A1" office:value-type="string">
            <text:p text:style-name="P4"/>
            <text:p text:style-name="P4">Задание выдал</text:p>
          </table:table-cell>
          <table:table-cell table:style-name="Table1.B3" table:number-columns-spanned="3" office:value-type="string">
            <text:p text:style-name="P4"/>
            <text:p text:style-name="P42"><text:s text:c="5"/></text:p>
          </table:table-cell>
          <table:covered-table-cell/>
          <table:covered-table-cell/>
          <table:table-cell table:style-name="Table1.A1" table:number-columns-spanned="17" office:value-type="string">
            <text:p text:style-name="P4"/>
            <text:p text:style-name="P16"><text:span text:style-name="T3"><text:s/></text:span><text:span text:style-name="T7">А</text:span><text:span text:style-name="T3">. </text:span><text:span text:style-name="T7">А</text:span><text:span text:style-name="T3">. </text:span><text:span text:style-name="T7">Носенко</text:span><text:span text:style-name="T3">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3"><text:bookmark-start text:name="_Toc246409747"/>КАЛЕНДАРНЫЙ ПЛАН<text:bookmark-end text:name="_Toc246409747"/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8">Наименование этапов дипломного проекта<text:line-break/>(работы)</text:p>
          </table:table-cell>
          <table:table-cell table:style-name="Table2.A1" office:value-type="string">
            <text:p text:style-name="P58">Объём этапа, %</text:p>
          </table:table-cell>
          <table:table-cell table:style-name="Table2.A1" office:value-type="string">
            <text:p text:style-name="P58">Срок выполнения этапа</text:p>
          </table:table-cell>
          <table:table-cell table:style-name="Table2.A1" office:value-type="string">
            <text:p text:style-name="P58">Примечание</text:p>
          </table:table-cell>
        </table:table-row>
        <table:table-row table:style-name="Table2.1">
          <table:table-cell table:style-name="Table2.A2" office:value-type="string">
            <text:p text:style-name="P47">Получение темы и задания по дипломному проекту. Анализ объекта. Определение цели и постановка задач проектирования.</text:p>
            <text:p text:style-name="P48">Сбор и изучение материалов по теме.</text:p>
          </table:table-cell>
          <table:table-cell table:style-name="Table2.B2" office:value-type="string">
            <text:p text:style-name="P33">20</text:p>
          </table:table-cell>
          <table:table-cell table:style-name="Table2.B2" office:value-type="string">
            <text:p text:style-name="P36">2<text:span text:style-name="T28">6</text:span>.02.201<text:span text:style-name="T29">6</text:span>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9">Разработка структуры системы. Выбор программных средств для реализации. </text:p>
          </table:table-cell>
          <table:table-cell table:style-name="Table2.B3" office:value-type="string">
            <text:p text:style-name="P10"><text:span text:style-name="T5">4</text:span><text:span text:style-name="T4">0</text:span></text:p>
          </table:table-cell>
          <table:table-cell table:style-name="Table2.B3" office:value-type="string">
            <text:p text:style-name="P10"><text:span text:style-name="Strong"><text:span text:style-name="T19">2</text:span></text:span><text:span text:style-name="Strong"><text:span text:style-name="T21">5</text:span></text:span><text:span text:style-name="Strong"><text:span text:style-name="T19">.03.201</text:span></text:span><text:bookmark text:name="_GoBack"/><text:span text:style-name="Strong"><text:span text:style-name="T23">6</text:span>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1">
          <table:table-cell table:style-name="Table2.A4" office:value-type="string">
            <text:p text:style-name="P35">Разработка программного обеспечения системы, его тестирование и отладка.</text:p>
          </table:table-cell>
          <table:table-cell table:style-name="Table2.B3" office:value-type="string">
            <text:p text:style-name="P34">60</text:p>
          </table:table-cell>
          <table:table-cell table:style-name="Table2.B3" office:value-type="string">
            <text:p text:style-name="P36">20.04.201<text:span text:style-name="T29">6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1">
          <table:table-cell table:style-name="Table2.A5" office:value-type="string">
            <text:p text:style-name="P59"><text:span text:style-name="T27">Решение вопросов эргономики. </text:span>Расчет экономической эффективности</text:p>
          </table:table-cell>
          <table:table-cell table:style-name="Table2.B3" office:value-type="string">
            <text:p text:style-name="P31">80</text:p>
          </table:table-cell>
          <table:table-cell table:style-name="Table2.B3" office:value-type="string">
            <text:p text:style-name="P10"><text:span text:style-name="Strong"><text:span text:style-name="T20">1</text:span></text:span><text:span text:style-name="Strong"><text:span text:style-name="T21">1</text:span></text:span><text:span text:style-name="Strong"><text:span text:style-name="T19">.0</text:span></text:span><text:span text:style-name="Strong"><text:span text:style-name="T20">5</text:span></text:span><text:span text:style-name="Strong"><text:span text:style-name="T19">.201</text:span></text:span><text:span text:style-name="Strong"><text:span text:style-name="T23">6</text:span>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1">
          <table:table-cell table:style-name="Table2.A6" office:value-type="string">
            <text:p text:style-name="P64">Оформление графического материала и поясни<text:span text:style-name="T3">тельной записки</text:span></text:p>
          </table:table-cell>
          <table:table-cell table:style-name="Table2.B3" office:value-type="string">
            <text:p text:style-name="P5">100</text:p>
          </table:table-cell>
          <table:table-cell table:style-name="Table2.B3" office:value-type="string">
            <text:p text:style-name="P10"><text:span text:style-name="Strong"><text:span text:style-name="T22">23</text:span></text:span><text:span text:style-name="Strong"><text:span text:style-name="T19">.0</text:span></text:span><text:span text:style-name="Strong"><text:span text:style-name="T22">5</text:span></text:span><text:span text:style-name="Strong"><text:span text:style-name="T19">.201</text:span></text:span><text:span text:style-name="Strong"><text:span text:style-name="T23">6</text:span></text:span></text:p>
          </table:table-cell>
          <table:table-cell table:style-name="Table2.D3" office:value-type="string">
            <text:p text:style-name="P5"/>
          </table:table-cell>
        </table:table-row>
      </table:table>
      <text:p text:style-name="P13"/>
      <text:p text:style-name="P6"/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9">Дата выдачи задания</text:p>
          </table:table-cell>
          <table:table-cell table:style-name="Table3.B1" table:number-columns-spanned="2" office:value-type="string">
            <text:p text:style-name="P29">02.02.201<text:span text:style-name="T27">6</text:span></text:p>
          </table:table-cell>
          <table:covered-table-cell/>
          <table:table-cell table:style-name="Table3.A1" table:number-columns-spanned="2" office:value-type="string">
            <text:p text:style-name="P28">Руководитель</text:p>
          </table:table-cell>
          <table:covered-table-cell/>
          <table:table-cell table:style-name="Table3.B1" office:value-type="string">
            <text:p text:style-name="P44"/>
          </table:table-cell>
          <table:table-cell table:style-name="Table3.A1" office:value-type="string">
            <text:p text:style-name="P3"><text:span text:style-name="T3"><text:s/></text:span><text:span text:style-name="T25">А. </text:span><text:span text:style-name="T26">И</text:span><text:span text:style-name="T25">. </text:span><text:span text:style-name="T26">Лаппо</text:span></text:p>
          </table:table-cell>
        </table:table-row>
        <table:table-row table:style-name="Table3.2">
          <table:table-cell table:style-name="Table3.A1" table:number-columns-spanned="2" office:value-type="string">
            <text:p text:style-name="P11"/>
            <text:p text:style-name="P11"/>
            <text:p text:style-name="P4"><text:s text:c="2"/>Задание принял к исполнению</text:p>
          </table:table-cell>
          <table:covered-table-cell/>
          <table:table-cell table:style-name="Table3.B1" table:number-columns-spanned="2" office:value-type="string">
            <text:p text:style-name="P14"/>
            <text:p text:style-name="P14"/>
            <text:p text:style-name="P67"/>
          </table:table-cell>
          <table:covered-table-cell/>
          <table:table-cell table:style-name="Table3.A1" table:number-columns-spanned="3" office:value-type="string">
            <text:p text:style-name="P15"/>
            <text:p text:style-name="P15"/>
            <text:p text:style-name="P3"><text:span text:style-name="T3"><text:s/></text:span><text:span text:style-name="T8">Р</text:span><text:span text:style-name="T24">. </text:span><text:span text:style-name="T25">И</text:span><text:span text:style-name="T24">.</text:span><text:span text:style-name="T12"> </text:span><text:span text:style-name="T13">Будный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ew Century Schoolbook" svg:font-family="'New 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665in" fo:margin-bottom="0in" loext:contextual-spacing="false" fo:text-align="justify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198in" fo:margin-right="0in" fo:text-indent="0.4917in" style:auto-text-indent="false" fo:keep-with-next="always"/>
      <style:text-properties fo:font-size="14pt" fo:language="en" fo:country="US" style:font-size-asian="14pt"/>
    </style:style>
    <style:style style:name="Heading_20_4" style:display-name="Heading 4" style:family="paragraph" style:parent-style-name="Standard" style:default-outline-level="4" style:list-style-name="" style:class="text">
      <style:paragraph-properties fo:text-align="center" style:justify-single-word="false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default-outline-level="" style:class="text">
      <style:paragraph-properties fo:text-align="justify" style:justify-single-word="false"/>
      <style:text-properties fo:font-size="12pt" style:font-size-asian="12pt"/>
    </style:style>
    <style:style style:name="Title" style:family="paragraph" style:parent-style-name="Standard" style:default-outline-level="" style:class="chapter">
      <style:paragraph-properties fo:line-height="120%" fo:text-align="center" style:justify-single-word="false"/>
      <style:text-properties style:font-name="Arial1" fo:font-family="Arial" style:font-family-generic="roman" style:font-pitch="variable" fo:font-size="19pt" fo:font-weight="bold" style:font-size-asian="19pt" style:font-weight-asian="bold"/>
    </style:style>
    <style:style style:name="Subtitle" style:family="paragraph" style:parent-style-name="Standard" style:default-outline-level="" style:class="chapter">
      <style:paragraph-properties fo:line-height="120%" fo:text-align="center" style:justify-single-word="false"/>
      <style:text-properties style:font-name="Arial1" fo:font-family="Arial" style:font-family-generic="roman" style:font-pitch="variable" fo:font-size="15pt" style:font-size-asian="15pt"/>
    </style:style>
    <style:style style:name="Обычный1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Normal1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азвание_20_Знак" style:display-name="Название Знак" style:family="text" style:parent-style-name="Default_20_Paragraph_20_Font">
      <style:text-properties style:font-name="Arial1" fo:font-family="Arial" style:font-family-generic="roman" style:font-pitch="variable" fo:font-size="19pt" fo:font-weight="bold" style:font-name-asian="Times New Roman1" style:font-family-asian="'Times New Roman'" style:font-family-generic-asian="system" style:font-pitch-asian="variable" style:font-size-asian="19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Подзаголовок_20_Знак" style:display-name="Подзаголовок Знак" style:family="text" style:parent-style-name="Default_20_Paragraph_20_Font">
      <style:text-properties style:font-name="Arial1" fo:font-family="Arial" style:font-family-generic="roman" style:font-pitch="variable" fo:font-size="15pt" style:font-name-asian="Times New Roman1" style:font-family-asian="'Times New Roman'" style:font-family-generic-asian="system" style:font-pitch-asian="variable" style:font-size-asian="15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Strong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alia Khajynova</meta:initial-creator>
    <meta:editing-cycles>23</meta:editing-cycles>
    <meta:creation-date>2014-04-22T07:39:00</meta:creation-date>
    <dc:date>2016-06-02T13:03:14.883002870</dc:date>
    <meta:editing-duration>PT57M14S</meta:editing-duration>
    <meta:generator>LibreOffice/5.1.2.2.0$Linux_X86_64 LibreOffice_project/10m0$Build-2</meta:generator>
    <meta:document-statistic meta:table-count="3" meta:image-count="0" meta:object-count="0" meta:page-count="2" meta:paragraph-count="89" meta:word-count="315" meta:character-count="2523" meta:non-whitespace-character-count="2183"/>
    <meta:user-defined meta:name="AppVersion">14.0000</meta:user-defined>
    <meta:user-defined meta:name="Company">BSUI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